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an firewalld</text:p>
      <text:p text:style-name="Normal">firewall-cmd --get=active-zones #(show access to active zones interfaces)</text:p>
      <text:p text:style-name="Normal">firewall-cmd --zone=public --list-all <text:s/>#(this will show all the setting)</text:p>
      <text:p text:style-name="Normal">Decide what ports you need access to</text:p>
      <text:p text:style-name="Normal">8000 tcp</text:p>
      <text:p text:style-name="Normal">8080 tcp</text:p>
      <text:p text:style-name="Normal">8088 tcp</text:p>
      <text:p text:style-name="Normal">8089 tcp</text:p>
      <text:p text:style-name="Normal">8181 tcp</text:p>
      <text:p text:style-name="Normal">8191 tcp</text:p>
      <text:p text:style-name="Normal">9997 tcp</text:p>
      <text:p text:style-name="Normal">5665 tcp</text:p>
      <text:p text:style-name="Normal">514 udp</text:p>
      <text:p text:style-name="Normal">To add port/type of traffic</text:p>
      <text:p text:style-name="Normal">firewall-cmd --zone=public --add-port=8000/tcp --permanent</text:p>
      <text:p text:style-name="Normal">To remove port/type of traffic</text:p>
      <text:p text:style-name="Normal">firewall-cmd --zone=public --remove-port=8000/tcp --permanent</text:p>
      <text:p text:style-name="Normal">#firewall-cmd status#</text:p>
      <text:p text:style-name="Normal">firewall-cmd --reload</text:p>
      <text:p text:style-name="Normal">firewall-cmd --list-all</text:p>
      <text:p text:style-name="Normal">df -h #checking your disk file system in human readable form#</text:p>
      <text:p text:style-name="Normal"/>
      <text:p text:style-name="Normal">Do the installation as Root</text:p>
      <text:p text:style-name="Normal"/>
      <text:p text:style-name="Normal">1 <text:s/>cd /opt</text:p>
      <text:p text:style-name="Normal">2 yum -y install wget net-tools</text:p>
      <text:p text:style-name="Normal">3 useradd splunk<text:s/></text:p>
      <text:p text:style-name="Normal">4 wget -O splunk-9.3.0-51ccf43db5bd-Linux-x86_64.tgz "https://download.splunk.com/products/splunk/releases/9.3.0/linux/splunk-9.3.0-51ccf43db5bd-Linux-x86_64.tgz"</text:p>
      <text:p text:style-name="Normal">5 <text:s/>tar -xvzf splunk-9.3.0-51ccf43db5bd-Linux-x86_64.tgz -C /opt</text:p>
      <text:p text:style-name="Normal">#check ls -laR /opt/splunk for ownership and permissions</text:p>
      <text:soft-page-break/>
      <text:p text:style-name="Normal">6 chown -R splunk:splunk /opt/splunk</text:p>
      <text:p text:style-name="Normal">7 su - splunk</text:p>
      <text:p text:style-name="Normal">8 cd /opt/splunk/bin/</text:p>
      <text:p text:style-name="Normal">9 /opt/splunk/bin/splunk start --accept-license --answer-yes --no- <text:s text:c="4"/>prompt --seed-passwd welcome90</text:p>
      <text:p text:style-name="Normal">10 exit <text:s text:c="2"/>#this is needed so you can leave splunk and run the next command as root#</text:p>
      <text:p text:style-name="Normal"><text:s/>11 /opt/splunk/bin/splunk enable boot-start -user splunk -systemd-managed 1 #1 is on 0 is off# #use -user and not --user#</text:p>
      <text:p text:style-name="Normal">12 /opt/splunk/bin/splunk start #start splunk#</text:p>
      <text:p text:style-name="Normal">13 systemctl status Splunkd #check the status#</text:p>
      <text:p text:style-name="Normal"><text:s/></text:p>
      <text:p text:style-name="Normal">#Log on with ip:8000 on a brower#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9:45:00Z</meta:creation-date>
    <dc:date>2024-09-22T09:46:00Z</dc:date>
    <meta:template xlink:href="Normal" xlink:type="simple"/>
    <meta:editing-cycles>1</meta:editing-cycles>
    <meta:editing-duration>PT60S</meta:editing-duration>
    <meta:document-statistic meta:page-count="2" meta:paragraph-count="2" meta:word-count="220" meta:character-count="1473" meta:row-count="10" meta:non-whitespace-character-count="1255"/>
  </office:meta>
</office:document-meta>
</file>